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445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445cm"/>
        </style:tab-stops>
      </style:paragraph-properties>
      <style:text-properties fo:background-color="#00ff00"/>
    </style:style>
    <style:style style:name="P3" style:family="paragraph" style:parent-style-name="Standard">
      <style:paragraph-properties>
        <style:tab-stops>
          <style:tab-stop style:position="0.445cm"/>
        </style:tab-stops>
      </style:paragraph-properties>
      <style:text-properties fo:background-color="#ffff00"/>
    </style:style>
    <style:style style:name="P4" style:family="paragraph" style:parent-style-name="Standard">
      <style:paragraph-properties>
        <style:tab-stops>
          <style:tab-stop style:position="0.445cm"/>
        </style:tab-stops>
      </style:paragraph-properties>
    </style:style>
    <style:style style:name="T1" style:family="text">
      <style:text-properties fo:color="#c5000b"/>
    </style:style>
    <style:style style:name="T2" style:family="text">
      <style:text-properties fo:background-color="#ffff00"/>
    </style:style>
    <style:style style:name="T3" style:family="text">
      <style:text-properties fo:background-color="#00ff00"/>
    </style:style>
    <style:style style:name="T4" style:family="text">
      <style:text-properties fo:background-color="#99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cript of audio file 4</text:p>
      <text:p text:style-name="P1"/>
      <text:p text:style-name="P1">P: participant 4</text:p>
      <text:p text:style-name="P1">E: experimenter </text:p>
      <text:p text:style-name="P1"/>
      <text:p text:style-name="P1">colour coding: </text:p>
      <text:p text:style-name="P1"><text:span text:style-name="T2">yellow marking:</text:span> descriptions</text:p>
      <text:p text:style-name="P1"><text:span text:style-name="T3">green marking</text:span>: decision exclamations &amp; reasoning</text:p>
      <text:p text:style-name="P1"><text:span text:style-name="T4">blue marking</text:span>: software evaluation</text:p>
      <text:p text:style-name="P1"><text:span text:style-name="T1">red font</text:span>: exclamations of confusion / ambiguity</text:p>
      <text:p text:style-name="P1"/>
      <text:p text:style-name="P1">E: So it should be recording; Whenever you are ready just press 'Start', and then the animation will <text:tab/>start. Alright? </text:p>
      <text:p text:style-name="P1"><text:tab/>Alright so what happened in that little film?</text:p>
      <text:p text:style-name="P1">P: <text:span text:style-name="T2">The blue square went into the box, then the yellow square … ehm.. went near the blue square. </text:span></text:p>
      <text:p text:style-name="P1">E: Would you like to watch the film again or do you want to continue?</text:p>
      <text:p text:style-name="P1">P:<text:span text:style-name="T3"> Continue.</text:span></text:p>
      <text:p text:style-name="P1">E: okay, so if you just press on 'continue'. Awesome. So what should the blue square do? Should it <text:tab/>hide, play or you are not really sure what it should do? or are not sure what that means?</text:p>
      <text:p text:style-name="P1">P: <text:span text:style-name="T3">Uhm, Play.</text:span></text:p>
      <text:p text:style-name="P1">E: Play? Okay.</text:p>
      <text:p text:style-name="P1"><text:tab/>So what happening in this film?</text:p>
      <text:p text:style-name="P3">P: uhm. The two squares played then a green square appeared and both of them the ..uhm the blue <text:tab/>square and the.. orange square went together and went near the green square.</text:p>
      <text:p text:style-name="P1">E: Mh-hm. Do you want to re-watch it or just continue? </text:p>
      <text:p text:style-name="P2">P: Continue.</text:p>
      <text:p text:style-name="P1">E: okay. If you ever want to have a break just tell me, we can stop then. Alright so what should the <text:tab/>blue one do? <text:s/>Should protect Yellow? Or talk to Green? Or I don't know? </text:p>
      <text:p text:style-name="P2">P: uh, talk to Green.</text:p>
      <text:p text:style-name="P1">E: mh-hm. What happened?</text:p>
      <text:p text:style-name="P3">P: uhm on of the squares talked to the green square and then they seperated. </text:p>
      <text:p text:style-name="P1">E: Mhm, nothing else?</text:p>
      <text:p text:style-name="P3">P: Uhm. Both of the squares went on the side and one went on in the middle.</text:p>
      <text:p text:style-name="P1">E: Okay. let's see, what should Blue do now? Catch Green, catch Yellow or I don't know?</text:p>
      <text:p text:style-name="P2">P: uhm, Catch Yellow.</text:p>
      <text:p text:style-name="P1">E: well, that's quite a long video, would you like to re-watch it and explain as we go?</text:p>
      <text:p text:style-name="P1">P: okay.</text:p>
      <text:p text:style-name="P1">E: Yeah? Just click Watch again and you just can explain. </text:p>
      <text:p text:style-name="P3">P: uhm it went around, and the Yellow.. the Green went together, then they went into the box, then <text:s/><text:tab/>went .. went into the circle. I think. </text:p>
      <text:p text:style-name="P1">E: Do you want to watch it again, or continue?</text:p>
      <text:p text:style-name="P2">P: continue.</text:p>
      <text:p text:style-name="P1">E: did you describe everything.</text:p>
      <text:p text:style-name="P3">P: mh-hm. </text:p>
      <text:p text:style-name="P1">E: yeah? okay. So now the story is finished so if you want to try and see another story you can choose play again, or if you have enough, just have a break.</text:p>
      <text:p text:style-name="P2">P: mhh. Play again.</text:p>
      <text:p text:style-name="P1">E: okay, well then, when you are ready press on the start screen. </text:p>
      <text:p text:style-name="P1"><text:tab/>If you could describe that one more time. </text:p>
      <text:p text:style-name="P3">P: So uhm, the blue square went into the box and then uhm, went around it in a circle then the <text:tab/>orange square appeared and then they went near each other.</text:p>
      <text:p text:style-name="P1">E: Mh-hm good, so what should Blue do now? Hide or play? Or I don't know?</text:p>
      <text:p text:style-name="P2"><text:soft-page-break/>P: uhm. Hide.</text:p>
      <text:p text:style-name="P1">E: So what happened? </text:p>
      <text:p text:style-name="P3">P: Uhm the blue square shut the door to the big square then the orange square tried to get in, and <text:s/><text:tab/>then the green square appeared.</text:p>
      <text:p text:style-name="P1">E: okay, continue. Mhm. So what should Blue do now? Play or Watch them? Or I don't know?</text:p>
      <text:p text:style-name="P2">P: Watch them.</text:p>
      <text:p text:style-name="P1">E: So what happened in the film?</text:p>
      <text:p text:style-name="P3">P: Uhm, </text:p>
      <text:p text:style-name="P1">E: You can re-watch it if you want.</text:p>
      <text:p text:style-name="P3">P: uh mhm. The Yellow and the Green... the green one pushed the yellow one and bashed the door, <text:tab/>then he went around and the yellow one square went inside and closed the door, and the green <text:tab/>one tried to get him. </text:p>
      <text:p text:style-name="P1">E: What did the blue one do?</text:p>
      <text:p text:style-name="P3">P: Uhm. Stayed inside the box.</text:p>
      <text:p text:style-name="P1">E: Okay, so if you want to continue. What should Blue do now? Attack, Defend or .. ?</text:p>
      <text:p text:style-name="P2">P: uhm, Defend. </text:p>
      <text:p text:style-name="P1"><text:tab/><text:span text:style-name="T2">The Green one.. square.. went.. got in.. a.. then the two up-there squares went out, then disappeared.</text:span></text:p>
      <text:p text:style-name="P1">E: Do you want to watch it while you are explaining it again? </text:p>
      <text:p text:style-name="P1">P: mhm. </text:p>
      <text:p text:style-name="P1">E: or if you can tell me what the blue one did?</text:p>
      <text:p text:style-name="P3">P: uhm it, tried to … defend. </text:p>
      <text:p text:style-name="P1">E: Should we maybe re-watch it? </text:p>
      <text:p text:style-name="P1"><text:tab/>So what did the blue square do?</text:p>
      <text:p text:style-name="P3">P: uhm.. he.. uh.. tired to get away from Green. Uhm. </text:p>
      <text:p text:style-name="P1">E: Mhm okay cool. Continue. Okay well that's the end of the story again so if you want to watch <text:tab/>another story press play again, if you want to have a break, press have a break.</text:p>
      <text:p text:style-name="P2">P: have a break. </text:p>
      <text:p text:style-name="P1">E: mhm. Well thank you very much for helping then! If you want you can talk to your mum. Thank you very much!</text:p>
      <text:p text:style-name="P1">P: You're welcome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erre Pauly</meta:initial-creator>
    <meta:creation-date>2012-03-14T14:54:32.69</meta:creation-date>
    <dc:date>2012-04-04T08:22:18.19</dc:date>
    <dc:creator>Pierre Pauly</dc:creator>
    <meta:editing-duration>PT47M31S</meta:editing-duration>
    <meta:editing-cycles>8</meta:editing-cycles>
    <meta:generator>OpenOffice.org/3.3$Win32 OpenOffice.org_project/330m20$Build-9567</meta:generator>
    <meta:document-statistic meta:table-count="0" meta:image-count="0" meta:object-count="0" meta:page-count="2" meta:paragraph-count="67" meta:word-count="763" meta:character-count="3864"/>
  </office:meta>
</office:document-meta>
</file>